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ns Room:</text:p>
      <text:p text:style-name="Standard"/>
      <text:p text:style-name="Standard">Height: 232.5 centimeters</text:p>
      <text:p text:style-name="Standard">Door- width: 91 centimeters</text:p>
      <text:p text:style-name="Standard">Door –height: 203.1 centimeters</text:p>
      <text:p text:style-name="Standard">Door Frame width: 104.3 centimeters</text:p>
      <text:p text:style-name="Standard">Door Frame height: 206.8 centimeters</text:p>
      <text:p text:style-name="Standard">Back of Room Width: 408.3 centimeters</text:p>
      <text:p text:style-name="Standard">Front of Room Width: 376.9</text:p>
      <text:p text:style-name="Standard">Front room length: 323.4</text:p>
      <text:p text:style-name="Standard">Back Room Length: 236.6</text:p>
      <text:p text:style-name="Standard">Corner Piece width: 14.3</text:p>
      <text:p text:style-name="Standard">Corner Piece length: 18.4</text:p>
      <text:p text:style-name="Standard"/>
      <text:p text:style-name="Standard">Center Room(cm):</text:p>
      <text:p text:style-name="Standard">Height: 242.3 centimeters</text:p>
      <text:p text:style-name="Standard">Length of Wall facing entrance door: 432.1</text:p>
      <text:p text:style-name="Standard">Length of Wall adjacent to interns room: 420.6</text:p>
      <text:p text:style-name="Standard">Height of door frame: 206.8</text:p>
      <text:p text:style-name="Standard">Height of door: 203.1</text:p>
      <text:p text:style-name="Standard">Door- width: 91 centimeters</text:p>
      <text:p text:style-name="Standard">Door Frame width: 104.3 centimeters</text:p>
      <text:p text:style-name="Standard">Distance between Mandy Levri’s office and Julie Park’s: 208.2</text:p>
      <text:p text:style-name="Standard">Distance between Julie Park’s office and coference room: 208.2</text:p>
      <text:p text:style-name="Standard">Width of carpet: 505.3</text:p>
      <text:p text:style-name="Standard">Length carpet: 757.95</text:p>
      <text:p text:style-name="Standard">Height of wall near break room:154.1</text:p>
      <text:p text:style-name="Standard">Length of wall pre deviation: 204.1</text:p>
      <text:p text:style-name="Standard">Length of deviation from wall near break room: 107.1</text:p>
      <text:p text:style-name="Standard">Length of wall after deviX<text:bookmark text:name="_GoBack"/>ation: 178.2</text:p>
      <text:p text:style-name="Standard">Width and Length of pillar: 31</text:p>
      <text:p text:style-name="Standard">Distance from Wall to Printer Room- 50.8 cm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font-name-asian="SimSun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shal Tandale</meta:initial-creator>
    <dc:creator>Sishaar Rao</dc:creator>
    <meta:editing-cycles>5</meta:editing-cycles>
    <meta:creation-date>2016-07-07T13:24:00</meta:creation-date>
    <dc:date>2016-07-08T14:04:03.11</dc:date>
    <meta:editing-duration>PT54S</meta:editing-duration>
    <meta:generator>OpenOffice/4.1.2$Win32 OpenOffice.org_project/412m3$Build-9782</meta:generator>
    <meta:document-statistic meta:table-count="0" meta:image-count="0" meta:object-count="0" meta:page-count="1" meta:paragraph-count="30" meta:word-count="154" meta:character-count="96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